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Wingdings" svg:font-family="Wingdings" style:font-family-generic="system" style:font-pitch="variable" style:font-charset="x-symbol"/>
    <style:font-face style:name="gg sans" svg:font-family="'gg sans', 'Noto Sans', 'Helvetica Neue', Helvetica, Arial, sans-serif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MT" svg:font-family="'Arial MT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aragraphe_20_de_20_liste" style:list-style-name="WWNum1">
      <style:paragraph-properties>
        <style:tab-stops>
          <style:tab-stop style:position="0.8193in"/>
          <style:tab-stop style:position="0.8201in"/>
        </style:tab-stops>
      </style:paragraph-properties>
    </style:style>
    <style:style style:name="P2" style:family="paragraph" style:parent-style-name="Paragraphe_20_de_20_liste">
      <style:paragraph-properties fo:margin-left="0in" fo:margin-right="0in" fo:text-indent="-0.2508in" style:auto-text-indent="false">
        <style:tab-stops>
          <style:tab-stop style:position="0.5701in"/>
        </style:tab-stops>
      </style:paragraph-properties>
    </style:style>
    <style:style style:name="P3" style:family="paragraph" style:parent-style-name="Paragraphe_20_de_20_liste" style:list-style-name="WWNum1">
      <style:paragraph-properties fo:margin-left="0in" fo:margin-right="0in" fo:text-indent="-0.2508in" style:auto-text-indent="false">
        <style:tab-stops>
          <style:tab-stop style:position="0.5701in"/>
        </style:tab-stops>
      </style:paragraph-properties>
    </style:style>
    <style:style style:name="P4" style:family="paragraph" style:parent-style-name="Paragraphe_20_de_20_liste" style:list-style-name="WWNum1">
      <style:paragraph-properties fo:margin-top="0.0256in" fo:margin-bottom="0in" loext:contextual-spacing="false">
        <style:tab-stops>
          <style:tab-stop style:position="0.8193in"/>
          <style:tab-stop style:position="0.8201in"/>
        </style:tab-stops>
      </style:paragraph-properties>
    </style:style>
    <style:style style:name="P5" style:family="paragraph" style:parent-style-name="Paragraphe_20_de_20_liste" style:list-style-name="WWNum1">
      <style:paragraph-properties fo:margin-top="0.0264in" fo:margin-bottom="0in" loext:contextual-spacing="false">
        <style:tab-stops>
          <style:tab-stop style:position="0.8193in"/>
          <style:tab-stop style:position="0.8201in"/>
        </style:tab-stops>
      </style:paragraph-properties>
    </style:style>
    <style:style style:name="P6" style:family="paragraph" style:parent-style-name="Standard">
      <style:paragraph-properties fo:margin-left="1.0425in" fo:margin-right="1.0417in" fo:margin-top="0.0008in" fo:margin-bottom="0in" loext:contextual-spacing="false" fo:text-align="center" style:justify-single-word="false" fo:text-indent="0in" style:auto-text-indent="false">
        <style:tab-stops/>
      </style:paragraph-properties>
      <style:text-properties fo:font-size="22pt" style:font-size-asian="22pt"/>
    </style:style>
    <style:style style:name="P7" style:family="paragraph" style:parent-style-name="Standard">
      <style:paragraph-properties fo:margin-left="1.0425in" fo:margin-right="1.0417in" fo:margin-top="0.0008in" fo:margin-bottom="0in" loext:contextual-spacing="false" fo:text-align="center" style:justify-single-word="false" fo:text-indent="0in" style:auto-text-indent="false">
        <style:tab-stops/>
      </style:paragraph-properties>
      <style:text-properties fo:font-size="22pt" fo:language="fr" fo:country="FR" officeooo:rsid="000adbca" officeooo:paragraph-rsid="000adbca" style:font-size-asian="22pt" style:font-name-complex="Calibri"/>
    </style:style>
    <style:style style:name="P8" style:family="paragraph" style:parent-style-name="Standard">
      <style:paragraph-properties fo:margin-left="0.0693in" fo:margin-right="0in" fo:margin-top="0.0984in" fo:margin-bottom="0in" loext:contextual-spacing="false" fo:text-indent="0in" style:auto-text-indent="false">
        <style:tab-stops/>
      </style:paragraph-properties>
    </style:style>
    <style:style style:name="P9" style:family="paragraph" style:parent-style-name="Standard">
      <style:paragraph-properties fo:margin-left="0.0693in" fo:margin-right="0in" fo:margin-top="0.0646in" fo:margin-bottom="0in" loext:contextual-spacing="false" fo:text-indent="0in" style:auto-text-indent="false">
        <style:tab-stops/>
      </style:paragraph-properties>
    </style:style>
    <style:style style:name="P10" style:family="paragraph" style:parent-style-name="Standard">
      <style:paragraph-properties fo:margin-left="0.0693in" fo:margin-right="0in" fo:text-indent="0in" style:auto-text-indent="false">
        <style:tab-stops/>
      </style:paragraph-properties>
      <style:text-properties fo:color="#0462c1" style:font-name="Arial" fo:font-weight="bold" style:font-weight-asian="bold"/>
    </style:style>
    <style:style style:name="P11" style:family="paragraph" style:parent-style-name="Standard">
      <style:paragraph-properties fo:margin-left="0.0693in" fo:margin-right="0in" fo:text-indent="0in" style:auto-text-indent="false">
        <style:tab-stops/>
      </style:paragraph-properties>
      <style:text-properties style:font-name="Arial MT"/>
    </style:style>
    <style:style style:name="P12" style:family="paragraph" style:parent-style-name="Standard">
      <style:paragraph-properties fo:margin-left="0.0693in" fo:margin-right="0in" fo:text-indent="0in" style:auto-text-indent="false">
        <style:tab-stops/>
      </style:paragraph-properties>
    </style:style>
    <style:style style:name="P13" style:family="paragraph" style:parent-style-name="Standard">
      <style:paragraph-properties fo:margin-left="0.0693in" fo:margin-right="0in" fo:text-indent="0in" style:auto-text-indent="false">
        <style:tab-stops/>
      </style:paragraph-properties>
      <style:text-properties fo:color="#7e7e7e" style:font-name="Arial MT"/>
    </style:style>
    <style:style style:name="P14" style:family="paragraph" style:parent-style-name="Standard">
      <style:paragraph-properties fo:margin-left="0.0693in" fo:margin-right="0in" fo:margin-top="0.0008in" fo:margin-bottom="0in" loext:contextual-spacing="false" fo:text-indent="0in" style:auto-text-indent="false">
        <style:tab-stops/>
      </style:paragraph-properties>
    </style:style>
    <style:style style:name="P15" style:family="paragraph" style:parent-style-name="Standard">
      <style:paragraph-properties fo:margin-left="0.0693in" fo:margin-right="0in" fo:margin-top="0.0008in" fo:margin-bottom="0in" loext:contextual-spacing="false" fo:text-indent="0in" style:auto-text-indent="false">
        <style:tab-stops/>
      </style:paragraph-properties>
      <style:text-properties officeooo:paragraph-rsid="000bc616"/>
    </style:style>
    <style:style style:name="P16" style:family="paragraph" style:parent-style-name="Text_20_body" style:list-style-name="L1"/>
    <style:style style:name="P17" style:family="paragraph" style:parent-style-name="Text_20_body">
      <style:text-properties fo:font-size="10pt" style:font-size-asian="10pt"/>
    </style:style>
    <style:style style:name="P18" style:family="paragraph" style:parent-style-name="Text_20_body">
      <style:text-properties style:font-name="Arial MT" fo:font-size="10pt" fo:font-style="normal" style:font-size-asian="10pt" style:font-style-asian="normal"/>
    </style:style>
    <style:style style:name="P19" style:family="paragraph" style:parent-style-name="Text_20_body">
      <style:text-properties style:font-name="Arial MT" fo:font-size="12pt" fo:font-style="normal" style:font-size-asian="12pt" style:font-style-asian="normal"/>
    </style:style>
    <style:style style:name="P20" style:family="paragraph" style:parent-style-name="Text_20_body">
      <style:text-properties style:font-name="Arial" fo:font-size="13pt" fo:font-style="normal" fo:font-weight="bold" style:font-size-asian="13pt" style:font-style-asian="normal" style:font-weight-asian="bold"/>
    </style:style>
    <style:style style:name="P21" style:family="paragraph" style:parent-style-name="Text_20_body">
      <style:paragraph-properties fo:margin-top="0.0063in" fo:margin-bottom="0in" loext:contextual-spacing="false"/>
      <style:text-properties fo:font-size="20pt" fo:font-style="normal" fo:font-weight="bold" style:font-size-asian="20pt" style:font-style-asian="normal" style:font-weight-asian="bold"/>
    </style:style>
    <style:style style:name="P22" style:family="paragraph" style:parent-style-name="Text_20_body">
      <style:paragraph-properties fo:margin-top="0.0047in" fo:margin-bottom="0in" loext:contextual-spacing="false"/>
      <style:text-properties fo:font-size="23pt" style:font-size-asian="23pt"/>
    </style:style>
    <style:style style:name="P23" style:family="paragraph" style:parent-style-name="Text_20_body">
      <style:paragraph-properties fo:margin-top="0.0047in" fo:margin-bottom="0in" loext:contextual-spacing="false"/>
      <style:text-properties style:font-name="Arial MT" fo:font-size="10.5pt" fo:font-style="normal" style:font-size-asian="10.5pt" style:font-style-asian="normal"/>
    </style:style>
    <style:style style:name="P24" style:family="paragraph" style:parent-style-name="Text_20_body">
      <style:paragraph-properties fo:margin-top="0.0047in" fo:margin-bottom="0in" loext:contextual-spacing="false"/>
      <style:text-properties style:font-name="Arial" fo:font-size="14pt" fo:font-style="normal" fo:font-weight="bold" style:font-size-asian="14pt" style:font-style-asian="normal" style:font-weight-asian="bold"/>
    </style:style>
    <style:style style:name="P25" style:family="paragraph" style:parent-style-name="Text_20_body">
      <style:paragraph-properties fo:margin-left="0.0693in" fo:margin-right="0in" fo:margin-top="0.0161in" fo:margin-bottom="0in" loext:contextual-spacing="false" fo:text-indent="0in" style:auto-text-indent="false">
        <style:tab-stops/>
      </style:paragraph-properties>
    </style:style>
    <style:style style:name="P26" style:family="paragraph" style:parent-style-name="Text_20_body">
      <style:paragraph-properties fo:margin-left="0.0693in" fo:margin-right="0in" fo:margin-top="0.0126in" fo:margin-bottom="0in" loext:contextual-spacing="false" fo:text-indent="0in" style:auto-text-indent="false">
        <style:tab-stops/>
      </style:paragraph-properties>
    </style:style>
    <style:style style:name="P27" style:family="paragraph" style:parent-style-name="Text_20_body">
      <style:paragraph-properties fo:margin-left="0.0693in" fo:margin-right="0in" fo:margin-top="0.0165in" fo:margin-bottom="0in" loext:contextual-spacing="false" fo:text-indent="0in" style:auto-text-indent="false">
        <style:tab-stops/>
      </style:paragraph-properties>
    </style:style>
    <style:style style:name="P28" style:family="paragraph" style:parent-style-name="Text_20_body">
      <style:paragraph-properties fo:margin-top="0.0008in" fo:margin-bottom="0in" loext:contextual-spacing="false"/>
      <style:text-properties fo:font-size="7pt" style:font-size-asian="7pt"/>
    </style:style>
    <style:style style:name="P29" style:family="paragraph" style:parent-style-name="Text_20_body">
      <style:paragraph-properties fo:margin-top="0.0075in" fo:margin-bottom="0in" loext:contextual-spacing="false"/>
      <style:text-properties fo:font-size="8pt" style:font-size-asian="8pt"/>
    </style:style>
    <style:style style:name="P30" style:family="paragraph" style:parent-style-name="Text_20_body">
      <style:paragraph-properties fo:margin-top="0.0075in" fo:margin-bottom="0in" loext:contextual-spacing="false"/>
      <style:text-properties style:font-name="Arial MT" fo:font-size="14pt" fo:font-style="normal" style:font-size-asian="14pt" style:font-style-asian="normal"/>
    </style:style>
    <style:style style:name="P31" style:family="paragraph" style:parent-style-name="Text_20_body">
      <style:paragraph-properties fo:margin-left="0.0693in" fo:margin-right="0.0854in" fo:margin-top="0.0165in" fo:margin-bottom="0in" loext:contextual-spacing="false" fo:line-height="105%" fo:text-indent="0in" style:auto-text-indent="false">
        <style:tab-stops/>
      </style:paragraph-properties>
    </style:style>
    <style:style style:name="P32" style:family="paragraph" style:parent-style-name="Text_20_body">
      <style:paragraph-properties fo:margin-left="0.0693in" fo:margin-right="1.4681in" fo:margin-top="0.0126in" fo:margin-bottom="0in" loext:contextual-spacing="false" fo:line-height="107%" fo:text-indent="0in" style:auto-text-indent="false">
        <style:tab-stops/>
      </style:paragraph-properties>
    </style:style>
    <style:style style:name="P33" style:family="paragraph" style:parent-style-name="Text_20_body">
      <style:paragraph-properties fo:margin-top="0.0035in" fo:margin-bottom="0in" loext:contextual-spacing="false"/>
      <style:text-properties fo:font-size="10pt" style:font-size-asian="10pt"/>
    </style:style>
    <style:style style:name="P34" style:family="paragraph" style:parent-style-name="Text_20_body">
      <style:paragraph-properties fo:margin-top="0.0035in" fo:margin-bottom="0in" loext:contextual-spacing="false"/>
      <style:text-properties style:font-name="Arial" fo:font-size="14pt" fo:font-style="normal" fo:font-weight="bold" style:font-size-asian="14pt" style:font-style-asian="normal" style:font-weight-asian="bold"/>
    </style:style>
    <style:style style:name="P35" style:family="paragraph" style:parent-style-name="Text_20_body">
      <style:paragraph-properties fo:margin-top="0.0035in" fo:margin-bottom="0in" loext:contextual-spacing="false"/>
      <style:text-properties style:font-name="Arial MT" fo:font-size="14pt" fo:font-style="normal" style:font-size-asian="14pt" style:font-style-asian="normal"/>
    </style:style>
    <style:style style:name="P36" style:family="paragraph" style:parent-style-name="Text_20_body">
      <style:paragraph-properties fo:margin-left="0.0693in" fo:margin-right="0.1654in" fo:margin-top="0.0161in" fo:margin-bottom="0in" loext:contextual-spacing="false" fo:text-indent="0in" style:auto-text-indent="false">
        <style:tab-stops/>
      </style:paragraph-properties>
    </style:style>
    <style:style style:name="P37" style:family="paragraph" style:parent-style-name="Text_20_body">
      <style:paragraph-properties fo:margin-top="0.0055in" fo:margin-bottom="0in" loext:contextual-spacing="false"/>
      <style:text-properties style:font-name="Arial MT" fo:font-size="10.5pt" fo:font-style="normal" style:font-size-asian="10.5pt" style:font-style-asian="normal"/>
    </style:style>
    <style:style style:name="P38" style:family="paragraph" style:parent-style-name="Text_20_body">
      <style:paragraph-properties fo:margin-left="0.0693in" fo:margin-right="0.2547in" fo:margin-top="0.0161in" fo:margin-bottom="0in" loext:contextual-spacing="false" fo:line-height="105%" fo:text-indent="0in" style:auto-text-indent="false">
        <style:tab-stops/>
      </style:paragraph-properties>
    </style:style>
    <style:style style:name="P39" style:family="paragraph" style:parent-style-name="Text_20_body">
      <style:paragraph-properties fo:margin-top="0.0028in" fo:margin-bottom="0in" loext:contextual-spacing="false"/>
      <style:text-properties fo:font-size="13pt" style:font-size-asian="13pt"/>
    </style:style>
    <style:style style:name="P40" style:family="paragraph" style:parent-style-name="Text_20_body">
      <style:paragraph-properties fo:margin-top="0.0043in" fo:margin-bottom="0in" loext:contextual-spacing="false"/>
      <style:text-properties style:font-name="Arial MT" fo:font-size="16.5pt" fo:font-style="normal" style:font-size-asian="16.5pt" style:font-style-asian="normal"/>
    </style:style>
    <style:style style:name="P41" style:family="paragraph" style:parent-style-name="Text_20_body">
      <style:paragraph-properties fo:margin-top="0.0043in" fo:margin-bottom="0in" loext:contextual-spacing="false"/>
      <style:text-properties style:font-name="Arial MT" fo:font-size="14pt" fo:font-style="normal" style:font-size-asian="14pt" style:font-style-asian="normal"/>
    </style:style>
    <style:style style:name="P42" style:family="paragraph" style:parent-style-name="Text_20_body">
      <style:paragraph-properties fo:margin-top="0.0043in" fo:margin-bottom="0in" loext:contextual-spacing="false"/>
      <style:text-properties fo:font-size="10pt" style:font-size-asian="10pt"/>
    </style:style>
    <style:style style:name="P43" style:family="paragraph" style:parent-style-name="Text_20_body">
      <style:paragraph-properties fo:margin-left="0.0693in" fo:margin-right="0.0673in" fo:margin-top="0.0299in" fo:margin-bottom="0in" loext:contextual-spacing="false" fo:line-height="115%" fo:text-indent="0.0417in" style:auto-text-indent="false">
        <style:tab-stops/>
      </style:paragraph-properties>
    </style:style>
    <style:style style:name="P44" style:family="paragraph" style:parent-style-name="Text_20_body">
      <style:paragraph-properties fo:margin-top="0.0071in" fo:margin-bottom="0in" loext:contextual-spacing="false"/>
      <style:text-properties fo:font-size="11.5pt" style:font-size-asian="11.5pt"/>
    </style:style>
    <style:style style:name="P45" style:family="paragraph" style:parent-style-name="Titre" style:master-page-name="MP0">
      <style:paragraph-properties style:page-number="auto" fo:break-before="page"/>
    </style:style>
    <style:style style:name="P46" style:family="paragraph" style:parent-style-name="Titre_20_1">
      <style:paragraph-properties fo:margin-top="0.0909in" fo:margin-bottom="0in" loext:contextual-spacing="false"/>
    </style:style>
    <style:style style:name="P47" style:family="paragraph" style:parent-style-name="Titre_20_1">
      <style:paragraph-properties fo:margin-top="0.0307in" fo:margin-bottom="0in" loext:contextual-spacing="false"/>
    </style:style>
    <style:style style:name="P48" style:family="paragraph" style:parent-style-name="Titre_20_1" style:master-page-name="MP1">
      <style:paragraph-properties fo:margin-top="0.0165in" fo:margin-bottom="0in" loext:contextual-spacing="false" style:page-number="auto" fo:break-before="page"/>
    </style:style>
    <style:style style:name="T1" style:family="text">
      <style:text-properties fo:color="#2e5395"/>
    </style:style>
    <style:style style:name="T2" style:family="text">
      <style:text-properties fo:color="#2e5395" fo:letter-spacing="-0.002in"/>
    </style:style>
    <style:style style:name="T3" style:family="text">
      <style:text-properties fo:color="#2e5395" fo:letter-spacing="-0.0047in"/>
    </style:style>
    <style:style style:name="T4" style:family="text">
      <style:text-properties fo:color="#2e5395" fo:letter-spacing="-0.0016in"/>
    </style:style>
    <style:style style:name="T5" style:family="text">
      <style:text-properties fo:color="#2e5395" fo:letter-spacing="-0.0028in"/>
    </style:style>
    <style:style style:name="T6" style:family="text">
      <style:text-properties fo:color="#2e5395" fo:letter-spacing="-0.0008in"/>
    </style:style>
    <style:style style:name="T7" style:family="text">
      <style:text-properties fo:color="#2e5395" fo:letter-spacing="-0.0035in"/>
    </style:style>
    <style:style style:name="T8" style:family="text">
      <style:text-properties fo:color="#2e5395" fo:letter-spacing="-0.0071in"/>
    </style:style>
    <style:style style:name="T9" style:family="text">
      <style:text-properties fo:color="#2e5395" fo:letter-spacing="-0.0043in"/>
    </style:style>
    <style:style style:name="T10" style:family="text">
      <style:text-properties fo:color="#2e5395" fo:letter-spacing="-0.0055in"/>
    </style:style>
    <style:style style:name="T11" style:family="text">
      <style:text-properties fo:letter-spacing="-0.002in"/>
    </style:style>
    <style:style style:name="T12" style:family="text">
      <style:text-properties fo:letter-spacing="-0.0016in"/>
    </style:style>
    <style:style style:name="T13" style:family="text">
      <style:text-properties fo:letter-spacing="-0.0008in"/>
    </style:style>
    <style:style style:name="T14" style:family="text">
      <style:text-properties fo:letter-spacing="-0.0028in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0adbca" style:font-style-asian="normal" style:font-style-complex="normal"/>
    </style:style>
    <style:style style:name="T17" style:family="text">
      <style:text-properties fo:letter-spacing="0.0043in"/>
    </style:style>
    <style:style style:name="T18" style:family="text">
      <style:text-properties fo:letter-spacing="-0.0264in"/>
    </style:style>
    <style:style style:name="T19" style:family="text">
      <style:text-properties fo:color="#0462c1" style:text-underline-style="solid" style:text-underline-width="auto" style:text-underline-color="#0462c1" style:text-underline-mode="continuous" style:text-overline-mode="continuous" style:text-line-through-mode="continuous"/>
    </style:style>
    <style:style style:name="T20" style:family="text">
      <style:text-properties style:font-name="Arial MT"/>
    </style:style>
    <style:style style:name="T21" style:family="text">
      <style:text-properties style:font-name="Arial MT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2" style:family="text">
      <style:text-properties style:font-name="Arial MT" fo:letter-spacing="-0.0008in"/>
    </style:style>
    <style:style style:name="T23" style:family="text">
      <style:text-properties style:font-name="Arial MT" fo:letter-spacing="-0.0047in"/>
    </style:style>
    <style:style style:name="T24" style:family="text">
      <style:text-properties style:font-name="Arial MT" fo:letter-spacing="-0.0047in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5" style:family="text">
      <style:text-properties style:font-name="Arial MT" fo:letter-spacing="0.0016in"/>
    </style:style>
    <style:style style:name="T26" style:family="text">
      <style:text-properties style:font-name="Arial MT" fo:letter-spacing="-0.0016in"/>
    </style:style>
    <style:style style:name="T27" style:family="text">
      <style:text-properties style:font-name="Arial MT" fo:letter-spacing="0.0028in"/>
    </style:style>
    <style:style style:name="T28" style:family="text">
      <style:text-properties style:font-name="Arial MT" fo:letter-spacing="0.0008in"/>
    </style:style>
    <style:style style:name="T29" style:family="text">
      <style:text-properties style:font-name="Arial MT" officeooo:rsid="000adbca"/>
    </style:style>
    <style:style style:name="T30" style:family="text">
      <style:text-properties style:font-name="Arial MT" fo:language="fr" fo:country="FR" officeooo:rsid="000adbca" style:font-name-complex="Calibri"/>
    </style:style>
    <style:style style:name="T31" style:family="text">
      <style:text-properties style:font-name="Arial MT" fo:language="fr" fo:country="FR" officeooo:rsid="000bc616" style:font-name-asian="Arial MT" style:font-name-complex="Arial MT"/>
    </style:style>
    <style:style style:name="T32" style:family="text">
      <style:text-properties style:font-name="Arial MT" officeooo:rsid="000bc616"/>
    </style:style>
    <style:style style:name="T33" style:family="text">
      <style:text-properties fo:letter-spacing="-0.0272in"/>
    </style:style>
    <style:style style:name="T34" style:family="text">
      <style:text-properties fo:letter-spacing="-0.0043in"/>
    </style:style>
    <style:style style:name="T35" style:family="text">
      <style:text-properties fo:letter-spacing="-0.0035in"/>
    </style:style>
    <style:style style:name="T36" style:family="text">
      <style:text-properties fo:letter-spacing="0.002in"/>
    </style:style>
    <style:style style:name="T37" style:family="text">
      <style:text-properties fo:color="#7e7e7e" style:font-name="Arial MT"/>
    </style:style>
    <style:style style:name="T38" style:family="text">
      <style:text-properties fo:color="#7e7e7e" style:font-name="Arial MT" fo:letter-spacing="-0.0008in"/>
    </style:style>
    <style:style style:name="T39" style:family="text">
      <style:text-properties fo:color="#7e7e7e" style:font-name="Arial MT" fo:letter-spacing="-0.0063in"/>
    </style:style>
    <style:style style:name="T40" style:family="text">
      <style:text-properties fo:color="#7e7e7e" style:font-name="Arial MT" fo:letter-spacing="-0.0035in"/>
    </style:style>
    <style:style style:name="T41" style:family="text">
      <style:text-properties fo:color="#7e7e7e" style:font-name="Arial MT" fo:letter-spacing="-0.0028in"/>
    </style:style>
    <style:style style:name="T42" style:family="text">
      <style:text-properties fo:color="#351c75" style:font-name="Arial" fo:font-weight="bold" style:font-weight-asian="bold"/>
    </style:style>
    <style:style style:name="T43" style:family="text">
      <style:text-properties fo:color="#351c75" style:font-name="Arial" fo:letter-spacing="-0.0008in" fo:font-weight="bold" style:font-weight-asian="bold"/>
    </style:style>
    <style:style style:name="T44" style:family="text">
      <style:text-properties fo:color="#351c75" style:font-name="Arial" fo:letter-spacing="0.0008in" fo:font-weight="bold" style:font-weight-asian="bold"/>
    </style:style>
    <style:style style:name="T45" style:family="text">
      <style:text-properties fo:color="#ff0000" style:font-name="Arial" fo:letter-spacing="0.0028in" fo:font-weight="bold" officeooo:rsid="000bc616" style:font-weight-asian="bold"/>
    </style:style>
    <style:style style:name="T46" style:family="text">
      <style:text-properties fo:color="#ff0000" style:font-name="Arial" fo:font-weight="bold" style:font-weight-asian="bold"/>
    </style:style>
    <style:style style:name="T47" style:family="text">
      <style:text-properties fo:color="#ff0000" style:font-name="Arial" fo:letter-spacing="-0.002in" fo:font-weight="bold" style:font-weight-asian="bold"/>
    </style:style>
    <style:style style:name="T48" style:family="text">
      <style:text-properties style:font-name="Arial" fo:font-size="12pt" fo:font-weight="bold" style:font-size-asian="12pt" style:font-weight-asian="bold"/>
    </style:style>
    <style:style style:name="T49" style:family="text">
      <style:text-properties style:font-name="Arial" fo:font-size="12pt" fo:letter-spacing="-0.0043in" fo:font-weight="bold" style:font-size-asian="12pt" style:font-weight-asian="bold"/>
    </style:style>
    <style:style style:name="T50" style:family="text">
      <style:text-properties fo:letter-spacing="0.0008in"/>
    </style:style>
    <style:style style:name="T51" style:family="text">
      <style:text-properties fo:letter-spacing="0.0047in"/>
    </style:style>
    <style:style style:name="T52" style:family="text">
      <style:text-properties officeooo:rsid="000bc616"/>
    </style:style>
    <style:style style:name="T53" style:family="text">
      <style:text-properties fo:font-variant="normal" fo:text-transform="none" style:font-name="gg sans" fo:font-size="12pt" fo:letter-spacing="normal" fo:font-style="normal" style:text-underline-style="solid" style:text-underline-width="auto" style:text-underline-color="font-color" fo:font-weight="normal" officeooo:rsid="000bc616" loext:padding="0in" loext:border="none"/>
    </style:style>
    <text:list-style style:name="L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bookmark text:name="Fiche_descriptive_de_projet_Hub"/><text:span text:style-name="Police_20_par_20_défaut"><text:span text:style-name="T1">Fiche</text:span></text:span><text:span text:style-name="Police_20_par_20_défaut"><text:span text:style-name="T2"> </text:span></text:span><text:span text:style-name="Police_20_par_20_défaut"><text:span text:style-name="T1">descriptive</text:span></text:span><text:span text:style-name="Police_20_par_20_défaut"><text:span text:style-name="T2"> </text:span></text:span><text:span text:style-name="Police_20_par_20_défaut"><text:span text:style-name="T1">de</text:span></text:span><text:span text:style-name="Police_20_par_20_défaut"><text:span text:style-name="T3"> </text:span></text:span><text:span text:style-name="Police_20_par_20_défaut"><text:span text:style-name="T1">projet</text:span></text:span><text:span text:style-name="Police_20_par_20_défaut"><text:span text:style-name="T4"> </text:span></text:span><text:span text:style-name="Police_20_par_20_défaut"><text:span text:style-name="T1">Hub</text:span></text:span></text:p>
      <text:p text:style-name="P21"/>
      <text:p text:style-name="P6">Maximilien V</text:p>
      <text:p text:style-name="P7">Lucas Mariette</text:p>
      <text:p text:style-name="P6"/>
      <text:p text:style-name="P22"/>
      <text:h text:style-name="Titre_20_1" text:outline-level="1"><text:bookmark text:name="Contexte_et_but_du_projet"/><text:span text:style-name="Police_20_par_20_défaut"><text:span text:style-name="T1">Contexte</text:span></text:span><text:span text:style-name="Police_20_par_20_défaut"><text:span text:style-name="T4"> </text:span></text:span><text:span text:style-name="Police_20_par_20_défaut"><text:span text:style-name="T1">et</text:span></text:span><text:span text:style-name="Police_20_par_20_défaut"><text:span text:style-name="T2"> </text:span></text:span><text:span text:style-name="Police_20_par_20_défaut"><text:span text:style-name="T1">but</text:span></text:span><text:span text:style-name="Police_20_par_20_défaut"><text:span text:style-name="T5"> </text:span></text:span><text:span text:style-name="Police_20_par_20_défaut"><text:span text:style-name="T1">du projet</text:span></text:span></text:h>
      <text:p text:style-name="P25">Détailler l’origine<text:span text:style-name="Police_20_par_20_défaut"><text:span text:style-name="T11"> </text:span></text:span>du projet,<text:span text:style-name="Police_20_par_20_défaut"><text:span text:style-name="T12"> </text:span></text:span>les<text:span text:style-name="Police_20_par_20_défaut"><text:span text:style-name="T12"> </text:span></text:span>éléments<text:span text:style-name="Police_20_par_20_défaut"><text:span text:style-name="T11"> </text:span></text:span>motivants<text:span text:style-name="Police_20_par_20_défaut"><text:span text:style-name="T11"> </text:span></text:span>sa réalisation et<text:span text:style-name="Police_20_par_20_défaut"><text:span text:style-name="T12"> </text:span></text:span>un<text:span text:style-name="Police_20_par_20_défaut"><text:span text:style-name="T13"> </text:span></text:span>descriptif<text:span text:style-name="Police_20_par_20_défaut"><text:span text:style-name="T12"> </text:span></text:span>de<text:span text:style-name="Police_20_par_20_défaut"><text:span text:style-name="T11"> </text:span></text:span>l’usage<text:span text:style-name="Police_20_par_20_défaut"><text:span text:style-name="T11"> </text:span></text:span>final<text:span text:style-name="Police_20_par_20_défaut"><text:span text:style-name="T14"> </text:span></text:span>de<text:span text:style-name="Police_20_par_20_défaut"><text:span text:style-name="T11"> </text:span></text:span>celui-ci</text:p>
      <text:p text:style-name="Text_20_body"><text:s text:c="2"/><text:span text:style-name="Police_20_par_20_défaut"><text:span text:style-name="T15"><text:s text:c="2"/>l’origine du projet est la découverte de l’opengl, je me suis demander jusqu’à ou je peux aller je</text:span></text:span></text:p>
      <text:p text:style-name="Text_20_body"><text:span text:style-name="Police_20_par_20_défaut"><text:span text:style-name="T15">me lance donc dans ce projet constituer de cube, minecraft est en théorie assez ‘’simple’’ mais en</text:span></text:span></text:p>
      <text:p text:style-name="Text_20_body"><text:span text:style-name="Police_20_par_20_défaut"><text:span text:style-name="T15">réalité il y a beaucoup d’optimisation et un coté technique interresan</text:span></text:span><text:span text:style-name="Police_20_par_20_défaut"><text:span text:style-name="T16">t</text:span></text:span></text:p>
      <text:p text:style-name="Text_20_body"/>
      <text:p text:style-name="Text_20_body"/>
      <text:p text:style-name="P28"/>
      <text:h text:style-name="Titre_20_1" text:outline-level="1"><text:bookmark text:name="Résumé_du_projet"/><text:span text:style-name="Police_20_par_20_défaut"><text:span text:style-name="T1">Résumé</text:span></text:span><text:span text:style-name="Police_20_par_20_défaut"><text:span text:style-name="T4"> </text:span></text:span><text:span text:style-name="Police_20_par_20_défaut"><text:span text:style-name="T1">du</text:span></text:span><text:span text:style-name="Police_20_par_20_défaut"><text:span text:style-name="T6"> </text:span></text:span><text:span text:style-name="Police_20_par_20_défaut"><text:span text:style-name="T1">projet</text:span></text:span></text:h>
      <text:p text:style-name="P26">Mettre<text:span text:style-name="Police_20_par_20_défaut"><text:span text:style-name="T11"> </text:span></text:span>sous<text:span text:style-name="Police_20_par_20_défaut"><text:span text:style-name="T13"> </text:span></text:span>forme<text:span text:style-name="Police_20_par_20_défaut"><text:span text:style-name="T11"> </text:span></text:span>de<text:span text:style-name="Police_20_par_20_défaut"><text:span text:style-name="T12"> </text:span></text:span>liste<text:span text:style-name="Police_20_par_20_défaut"><text:span text:style-name="T11"> </text:span></text:span>à puces<text:span text:style-name="Police_20_par_20_défaut"><text:span text:style-name="T13"> </text:span></text:span>les<text:span text:style-name="Police_20_par_20_défaut"><text:span text:style-name="T13"> </text:span></text:span>étapes<text:span text:style-name="Police_20_par_20_défaut"><text:span text:style-name="T12"> </text:span></text:span>du<text:span text:style-name="Police_20_par_20_défaut"><text:span text:style-name="T17"> </text:span></text:span>projet</text:p>
      <text:list xml:id="list1051348628" text:style-name="L1">
        <text:list-item>
          <text:p text:style-name="P16">apprendre les bases de l’opengl</text:p>
        </text:list-item>
        <text:list-item>
          <text:p text:style-name="P16">crée un triange</text:p>
        </text:list-item>
        <text:list-item>
          <text:p text:style-name="P16">crée un cube</text:p>
        </text:list-item>
        <text:list-item>
          <text:p text:style-name="P16">crée un chunk</text:p>
        </text:list-item>
        <text:list-item>
          <text:p text:style-name="P16">optimiser les performance graphique</text:p>
        </text:list-item>
        <text:list-item>
          <text:p text:style-name="P16">optimiser les performance memoire</text:p>
        </text:list-item>
        <text:list-item>
          <text:p text:style-name="P16">poser un cube et enlever un cube</text:p>
        </text:list-item>
        <text:list-item>
          <text:p text:style-name="P16">crée un générateur de map complexe</text:p>
        </text:list-item>
        <text:list-item>
          <text:p text:style-name="P16">envisager de faire des cubes transparant (verre)</text:p>
        </text:list-item>
        <text:list-item>
          <text:p text:style-name="P16">shaders</text:p>
        </text:list-item>
      </text:list>
      <text:p text:style-name="Text_20_body"/>
      <text:p text:style-name="Text_20_body"/>
      <text:p text:style-name="Text_20_body"/>
      <text:p text:style-name="Text_20_body"/>
      <text:p text:style-name="P29"/>
      <text:h text:style-name="Titre_20_1" text:outline-level="1"><text:bookmark text:name="Porteur(s)_du_projet"/><text:span text:style-name="Police_20_par_20_défaut"><text:span text:style-name="T1">Porteur(s)</text:span></text:span><text:span text:style-name="Police_20_par_20_défaut"><text:span text:style-name="T7"> </text:span></text:span><text:span text:style-name="Police_20_par_20_défaut"><text:span text:style-name="T1">du</text:span></text:span><text:span text:style-name="Police_20_par_20_défaut"><text:span text:style-name="T4"> </text:span></text:span><text:span text:style-name="Police_20_par_20_défaut"><text:span text:style-name="T1">projet</text:span></text:span></text:h>
      <text:p text:style-name="P31">Détailler ici les membres du groupe projet, leur promotion, leur rôle ainsi que les éventuels partenaires externes [entreprise,<text:span text:style-name="Police_20_par_20_défaut"><text:span text:style-name="T18"> </text:span></text:span>communauté<text:span text:style-name="Police_20_par_20_défaut"><text:span text:style-name="T11"> </text:span></text:span>open-source,<text:span text:style-name="Police_20_par_20_défaut"><text:span text:style-name="T13"> </text:span></text:span>…]<text:span text:style-name="Police_20_par_20_défaut"><text:span text:style-name="T13"> </text:span></text:span>et<text:span text:style-name="Police_20_par_20_défaut"><text:span text:style-name="T13"> </text:span></text:span>leur<text:span text:style-name="Police_20_par_20_défaut"><text:span text:style-name="T11"> </text:span></text:span>rôle</text:p>
      <text:p text:style-name="P31">Partenaires externes <text:span text:style-name="Police_20_par_20_défaut"><text:span text:style-name="T15">: pa</text:span></text:span><text:span text:style-name="Police_20_par_20_défaut"><text:span text:style-name="T16">s</text:span></text:span><text:span text:style-name="Police_20_par_20_défaut"><text:span text:style-name="T15"> de partenaires externes mais plus de l’apprentisage entre lucas et moi, </text:span></text:span><text:span text:style-name="Police_20_par_20_défaut"><text:span text:style-name="T16">et l’opengl aussi</text:span></text:span></text:p>
      <text:p text:style-name="Text_20_body"/>
      <text:p text:style-name="Text_20_body"/>
      <text:p text:style-name="Text_20_body"/>
      <text:h text:style-name="P46" text:outline-level="1"><text:bookmark text:name="Objectif_fonctionnel"/><text:span text:style-name="Police_20_par_20_défaut"><text:span text:style-name="T6">Objectif</text:span></text:span><text:span text:style-name="Police_20_par_20_défaut"><text:span text:style-name="T8"> </text:span></text:span><text:span text:style-name="Police_20_par_20_défaut"><text:span text:style-name="T1">fonctionnel</text:span></text:span></text:h>
      <text:p text:style-name="P32">Lister les fonctionnalités majeures de chacune des parties du projet sous forme de « User Story »<text:span text:style-name="Police_20_par_20_défaut"><text:span text:style-name="T18"> </text:span></text:span><text:a xlink:type="simple" xlink:href="https://fr.wikipedia.org/wiki/Récit_utilisateur" office:target-frame-name="_top" xlink:show="replace" text:style-name="Internet_20_link" text:visited-style-name="Visited_20_Internet_20_Link"><text:span text:style-name="Police_20_par_20_défaut"><text:span text:style-name="T19">https://fr.wikipedia.org/wiki/R%C3%A9cit_utilisateur</text:span></text:span></text:a></text:p>
      <text:p text:style-name="P17"><text:s text:c="3"/>En tant que Joueur pro minecraft je veux :</text:p>
      <text:p text:style-name="P17">voir une map que j’ai generer</text:p>
      <text:p text:style-name="P17">voir sans laguer</text:p>
      <text:p text:style-name="P17">faire ma petite maison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h text:style-name="P47" text:outline-level="1"><text:bookmark text:name="Environnement_technique_/_technologique"/><text:span text:style-name="Police_20_par_20_défaut"><text:span text:style-name="T1">Environnement</text:span></text:span><text:span text:style-name="Police_20_par_20_défaut"><text:span text:style-name="T5"> </text:span></text:span><text:span text:style-name="Police_20_par_20_défaut"><text:span text:style-name="T1">technique</text:span></text:span><text:span text:style-name="Police_20_par_20_défaut"><text:span text:style-name="T9"> </text:span></text:span><text:span text:style-name="Police_20_par_20_défaut"><text:span text:style-name="T1">/</text:span></text:span><text:span text:style-name="Police_20_par_20_défaut"><text:span text:style-name="T5"> </text:span></text:span><text:span text:style-name="Police_20_par_20_défaut"><text:span text:style-name="T1">technologique</text:span></text:span></text:h>
      <text:p text:style-name="P36">Exposer le contexte technique et technologique (matériel, langage, environnement d’exécution, ressources, …) dans lequel<text:span text:style-name="Police_20_par_20_défaut"><text:span text:style-name="T18"> </text:span></text:span>le<text:span text:style-name="Police_20_par_20_défaut"><text:span text:style-name="T11"> </text:span></text:span>projet<text:span text:style-name="Police_20_par_20_défaut"><text:span text:style-name="T13"> </text:span></text:span>s’inscrit</text:p>
      <text:p text:style-name="Text_20_body"/>
      <text:p text:style-name="Text_20_body"/>
      <text:p text:style-name="P8"><text:span text:style-name="Police_20_par_20_défaut"><text:span text:style-name="T21">Matériel</text:span></text:span><text:span text:style-name="Police_20_par_20_défaut"><text:span text:style-name="T22"> </text:span></text:span><text:span text:style-name="Police_20_par_20_défaut"><text:span text:style-name="T20">: </text:span></text:span><text:span text:style-name="Police_20_par_20_défaut"><text:span text:style-name="T30">Nos PC</text:span></text:span></text:p>
      <text:p text:style-name="P18"/>
      <text:p text:style-name="P37"/>
      <text:p text:style-name="P9"><text:span text:style-name="Police_20_par_20_défaut"><text:span text:style-name="T21">Langages</text:span></text:span><text:span text:style-name="Police_20_par_20_défaut"><text:span text:style-name="T22"> </text:span></text:span><text:span text:style-name="Police_20_par_20_défaut"><text:span text:style-name="T20">: CPP / C++ opengl</text:span></text:span></text:p>
      <text:p text:style-name="P18"/>
      <text:p text:style-name="P23"/>
      <text:p text:style-name="P9"><text:span text:style-name="Police_20_par_20_défaut"><text:span text:style-name="T21">Environnement</text:span></text:span><text:span text:style-name="Police_20_par_20_défaut"><text:span text:style-name="T24"> </text:span></text:span><text:span text:style-name="Police_20_par_20_défaut"><text:span text:style-name="T21">d'exécution</text:span></text:span><text:span text:style-name="Police_20_par_20_défaut"><text:span text:style-name="T25"> </text:span></text:span><text:span text:style-name="Police_20_par_20_défaut"><text:span text:style-name="T20">: Linux Ubuntu 64bits 22.04 </text:span></text:span><text:span text:style-name="Police_20_par_20_défaut"><text:span text:style-name="T29">et opengl4.3 glew glwf</text:span></text:span></text:p>
      <text:p text:style-name="P18"/>
      <text:p text:style-name="P37"/>
      <text:p text:style-name="P9"><text:span text:style-name="Police_20_par_20_défaut"><text:span text:style-name="T21">Ressources</text:span></text:span><text:span text:style-name="Police_20_par_20_défaut"><text:span text:style-name="T22"> </text:span></text:span><text:span text:style-name="Police_20_par_20_défaut"><text:span text:style-name="T20">: doc opengl / glew / glfw</text:span></text:span></text:p>
      <text:h text:style-name="P48" text:outline-level="1"><text:bookmark text:name="Description_du_livrable"/><text:span text:style-name="Police_20_par_20_défaut"><text:span text:style-name="T1">Description</text:span></text:span><text:span text:style-name="Police_20_par_20_défaut"><text:span text:style-name="T7"> </text:span></text:span><text:span text:style-name="Police_20_par_20_défaut"><text:span text:style-name="T1">du</text:span></text:span><text:span text:style-name="Police_20_par_20_défaut"><text:span text:style-name="T2"> </text:span></text:span><text:span text:style-name="Police_20_par_20_défaut"><text:span text:style-name="T1">livrable</text:span></text:span></text:h>
      <text:p text:style-name="P38">Détailler chaque élément (programmes, librairies, modules, assets, …) du livrable et leur niveau de finition (déploiement,<text:span text:style-name="Police_20_par_20_défaut"><text:span text:style-name="T33"> </text:span></text:span>documentation,<text:span text:style-name="Police_20_par_20_défaut"><text:span text:style-name="T34"> </text:span></text:span>…)</text:p>
      <text:p text:style-name="Text_20_body"><text:tab/>un executable qui fais tourner my_minecraft</text:p>
      <text:p text:style-name="Text_20_body"/>
      <text:p text:style-name="Text_20_body"/>
      <text:h text:style-name="P46" text:outline-level="1"><text:bookmark text:name="Organisation_et_temporalité"/><text:span text:style-name="Police_20_par_20_défaut"><text:span text:style-name="T1">Organisation</text:span></text:span><text:span text:style-name="Police_20_par_20_défaut"><text:span text:style-name="T10"> </text:span></text:span><text:span text:style-name="Police_20_par_20_défaut"><text:span text:style-name="T1">et</text:span></text:span><text:span text:style-name="Police_20_par_20_défaut"><text:span text:style-name="T3"> </text:span></text:span><text:span text:style-name="Police_20_par_20_défaut"><text:span text:style-name="T1">temporalité</text:span></text:span></text:h>
      <text:p text:style-name="P25">Exposer<text:span text:style-name="Police_20_par_20_défaut"><text:span text:style-name="T14"> </text:span></text:span>le<text:span text:style-name="Police_20_par_20_défaut"><text:span text:style-name="T11"> </text:span></text:span>plan de<text:span text:style-name="Police_20_par_20_défaut"><text:span text:style-name="T12"> </text:span></text:span>réalisation<text:span text:style-name="Police_20_par_20_défaut"><text:span text:style-name="T35"> </text:span></text:span>du<text:span text:style-name="Police_20_par_20_défaut"><text:span text:style-name="T35"> </text:span></text:span>projet<text:span text:style-name="Police_20_par_20_défaut"><text:span text:style-name="T36"> </text:span></text:span>:<text:span text:style-name="Police_20_par_20_défaut"><text:span text:style-name="T34"> </text:span></text:span>parties,<text:span text:style-name="Police_20_par_20_défaut"><text:span text:style-name="T12"> </text:span></text:span>dépendances,<text:span text:style-name="Police_20_par_20_défaut"><text:span text:style-name="T13"> </text:span></text:span>plannification</text:p>
      <text:p text:style-name="Text_20_body"/>
      <text:p text:style-name="Text_20_body"/>
      <text:p text:style-name="P39"/>
      <text:p text:style-name="P10">1 –</text:p>
      <text:p text:style-name="P34"/>
      <text:p text:style-name="P11">Explications</text:p>
      <text:p text:style-name="P35"/>
      <text:p text:style-name="P12"><text:span text:style-name="Police_20_par_20_défaut"><text:span text:style-name="T37">(Prototype</text:span></text:span><text:span text:style-name="Police_20_par_20_défaut"><text:span text:style-name="T38"> </text:span></text:span><text:span text:style-name="Police_20_par_20_défaut"><text:span text:style-name="T37">papier,</text:span></text:span><text:span text:style-name="Police_20_par_20_défaut"><text:span text:style-name="T39"> </text:span></text:span><text:span text:style-name="Police_20_par_20_défaut"><text:span text:style-name="T37">Wireframe,</text:span></text:span><text:span text:style-name="Police_20_par_20_défaut"><text:span text:style-name="T40"> </text:span></text:span><text:span text:style-name="Police_20_par_20_défaut"><text:span text:style-name="T37">Mock-Up,</text:span></text:span><text:span text:style-name="Police_20_par_20_défaut"><text:span text:style-name="T40"> </text:span></text:span><text:span text:style-name="Police_20_par_20_défaut"><text:span text:style-name="T37">Diagramme,</text:span></text:span><text:span text:style-name="Police_20_par_20_défaut"><text:span text:style-name="T41"> </text:span></text:span><text:span text:style-name="Police_20_par_20_défaut"><text:span text:style-name="T37">…)</text:span></text:span></text:p>
      <text:p text:style-name="P13"/>
      <text:p text:style-name="Standard"><text:s text:c="2"/>pas de ‘prototype’ mais plus du tests en live</text:p>
      <text:p text:style-name="P30"/>
      <text:p text:style-name="P12"><text:span text:style-name="Police_20_par_20_défaut"><text:span text:style-name="T42">Temps</text:span></text:span><text:span text:style-name="Police_20_par_20_défaut"><text:span text:style-name="T43"> </text:span></text:span><text:span text:style-name="Police_20_par_20_défaut"><text:span text:style-name="T42">estimé</text:span></text:span><text:span text:style-name="Police_20_par_20_défaut"><text:span text:style-name="T44"> </text:span></text:span><text:span text:style-name="Police_20_par_20_défaut"><text:span text:style-name="T20">: 28jj (pour regler tout les bugs ;( )</text:span></text:span></text:p>
      <text:p text:style-name="P19"/>
      <text:p text:style-name="P40"/>
      <text:h text:style-name="Titre_20_1" text:outline-level="1"><text:bookmark text:name="Estimation_du_projet"/><text:span text:style-name="Police_20_par_20_défaut"><text:span text:style-name="T1">Estimation</text:span></text:span><text:span text:style-name="Police_20_par_20_défaut"><text:span text:style-name="T9"> </text:span></text:span><text:span text:style-name="Police_20_par_20_défaut"><text:span text:style-name="T1">du</text:span></text:span><text:span text:style-name="Police_20_par_20_défaut"><text:span text:style-name="T5"> </text:span></text:span><text:span text:style-name="Police_20_par_20_défaut"><text:span text:style-name="T1">projet</text:span></text:span></text:h>
      <text:p text:style-name="P27">Donner<text:span text:style-name="Police_20_par_20_défaut"><text:span text:style-name="T14"> </text:span></text:span>une<text:span text:style-name="Police_20_par_20_défaut"><text:span text:style-name="T11"> </text:span></text:span>estimation de<text:span text:style-name="Police_20_par_20_défaut"><text:span text:style-name="T12"> </text:span></text:span>votre<text:span text:style-name="Police_20_par_20_défaut"><text:span text:style-name="T11"> </text:span></text:span>projet<text:span text:style-name="Police_20_par_20_défaut"><text:span text:style-name="T12"> </text:span></text:span>en terme<text:span text:style-name="Police_20_par_20_défaut"><text:span text:style-name="T12"> </text:span></text:span>d’xp et<text:span text:style-name="Police_20_par_20_défaut"><text:span text:style-name="T12"> </text:span></text:span>expliquer<text:span text:style-name="Police_20_par_20_défaut"><text:span text:style-name="T11"> </text:span></text:span>pourquoi</text:p>
      <text:p text:style-name="Text_20_body"/>
      <text:p text:style-name="P42"/>
      <text:p text:style-name="P14"><text:span text:style-name="Police_20_par_20_défaut"><text:span text:style-name="T20">Nous</text:span></text:span><text:span text:style-name="Police_20_par_20_défaut"><text:span text:style-name="T23"> </text:span></text:span><text:span text:style-name="Police_20_par_20_défaut"><text:span text:style-name="T20">estimons</text:span></text:span><text:span text:style-name="Police_20_par_20_défaut"><text:span text:style-name="T26"> </text:span></text:span><text:span text:style-name="Police_20_par_20_défaut"><text:span text:style-name="T20">à</text:span></text:span><text:span text:style-name="Police_20_par_20_défaut"><text:span text:style-name="T27"> </text:span></text:span><text:span text:style-name="Police_20_par_20_défaut"><text:span text:style-name="T45">56 </text:span></text:span><text:span text:style-name="Police_20_par_20_défaut"><text:span text:style-name="T46">XP</text:span></text:span><text:span text:style-name="Police_20_par_20_défaut"><text:span text:style-name="T47"> </text:span></text:span><text:span text:style-name="Police_20_par_20_défaut"><text:span text:style-name="T20">le</text:span></text:span><text:span text:style-name="Police_20_par_20_défaut"><text:span text:style-name="T28"> </text:span></text:span><text:span text:style-name="Police_20_par_20_défaut"><text:span text:style-name="T20">projet </text:span></text:span><text:span text:style-name="Police_20_par_20_défaut"><text:span text:style-name="T32">(par personne)</text:span></text:span><text:span text:style-name="Police_20_par_20_défaut"><text:span text:style-name="T20">.</text:span></text:span></text:p>
      <text:p text:style-name="P41"/>
      <text:list xml:id="list1384869184" text:style-name="WWNum1">
        <text:list-item>
          <text:p text:style-name="P3"><text:span text:style-name="Police_20_par_20_défaut"><text:span text:style-name="T48">Pourquoi</text:span></text:span><text:span text:style-name="Police_20_par_20_défaut"><text:span text:style-name="T49"> </text:span></text:span><text:span text:style-name="Police_20_par_20_défaut"><text:span text:style-name="T48">?</text:span></text:span></text:p>
        </text:list-item>
      </text:list>
      <text:p text:style-name="P2"><text:span text:style-name="Police_20_par_20_défaut"><text:span text:style-name="T48"><text:tab/></text:span></text:span></text:p>
      <text:p text:style-name="P15"><text:span text:style-name="Police_20_par_20_défaut"><text:span text:style-name="T32">Nous estimons ce projet a 56 xp chacun car le travail derriere prendra pas mal de temps, déjà la premiere chose c’est l’openGL qui est écrit en C et qui est assez complexe car on parle de 3D avec des VAO VBO etc etc (</text:span></text:span><text:a xlink:type="simple" xlink:href="https://www.youtube.com/watch?v=Loj_Ra4qnfs" text:style-name="Internet_20_link" text:visited-style-name="Visited_20_Internet_20_Link"><text:span text:style-name="Police_20_par_20_défaut"><text:span text:style-name="T32">https://www.youtube.com/watch?v=Loj_Ra4qnfs</text:span></text:span></text:a><text:span text:style-name="Police_20_par_20_défaut"><text:span text:style-name="T32">) et apres le temps restant sera consacrer a beaucoup d’optimation differentes et nombres (mémoire mais aussi graphique) et est assez complexe voici une vidéo qui explique « rapidement » les optimisation minecraft et pourquoi le jeu est probablement plus complexe que d’autres jeux </text:span></text:span><text:a xlink:type="simple" xlink:href="https://www.youtube.com/watch?v=fjZAgoxFKiQ&amp;ab_channel=GamesWithGabe" office:target-frame-name="_blank" xlink:show="new" text:style-name="Internet_20_link" text:visited-style-name="Visited_20_Internet_20_Link"><text:span text:style-name="Police_20_par_20_défaut"><text:span text:style-name="T53">https://www.youtube.com/watch?v=fjZAgoxFKiQ&amp;ab_channel=GamesWithGabe</text:span></text:span></text:a></text:p>
      <text:p text:style-name="P20"><text:tab/></text:p>
      <text:p text:style-name="P24"/>
      <text:h text:style-name="Titre_20_1" text:outline-level="1"><text:span text:style-name="Police_20_par_20_défaut"><text:span text:style-name="T1">Etape</text:span></text:span><text:span text:style-name="Police_20_par_20_défaut"><text:span text:style-name="T4"> </text:span></text:span><text:span text:style-name="Police_20_par_20_défaut"><text:span text:style-name="T1">du</text:span></text:span><text:span text:style-name="Police_20_par_20_défaut"><text:span text:style-name="T4"> </text:span></text:span><text:span text:style-name="Police_20_par_20_défaut"><text:span text:style-name="T1">projet</text:span></text:span></text:h>
      <text:p text:style-name="P43">Décortiquer les différentes étapes de votre projet en release. La release 1.0 correspond à 25% de votre projet, la release 2.0<text:span text:style-name="Police_20_par_20_défaut"><text:span text:style-name="T18"> </text:span></text:span>à 50% de<text:span text:style-name="Police_20_par_20_défaut"><text:span text:style-name="T12"> </text:span></text:span>votre<text:span text:style-name="Police_20_par_20_défaut"><text:span text:style-name="T12"> </text:span></text:span>projet,<text:span text:style-name="Police_20_par_20_défaut"><text:span text:style-name="T12"> </text:span></text:span>la<text:span text:style-name="Police_20_par_20_défaut"><text:span text:style-name="T50"> </text:span></text:span>release<text:span text:style-name="Police_20_par_20_défaut"><text:span text:style-name="T12"> </text:span></text:span>3.0<text:span text:style-name="Police_20_par_20_défaut"><text:span text:style-name="T11"> </text:span></text:span>à 75% de<text:span text:style-name="Police_20_par_20_défaut"><text:span text:style-name="T12"> </text:span></text:span>votre<text:span text:style-name="Police_20_par_20_défaut"><text:span text:style-name="T12"> </text:span></text:span>projet<text:span text:style-name="Police_20_par_20_défaut"><text:span text:style-name="T12"> </text:span></text:span>et<text:span text:style-name="Police_20_par_20_défaut"><text:span text:style-name="T13"> </text:span></text:span>la<text:span text:style-name="Police_20_par_20_défaut"><text:span text:style-name="T50"> </text:span></text:span>release<text:span text:style-name="Police_20_par_20_défaut"><text:span text:style-name="T12"> </text:span></text:span>4.0<text:span text:style-name="Police_20_par_20_défaut"><text:span text:style-name="T14"> </text:span></text:span>à<text:span text:style-name="Police_20_par_20_défaut"><text:span text:style-name="T50"> </text:span></text:span>100% des<text:span text:style-name="Police_20_par_20_défaut"><text:span text:style-name="T51"> </text:span></text:span>attendus<text:span text:style-name="Police_20_par_20_défaut"><text:span text:style-name="T12"> </text:span></text:span>de<text:span text:style-name="Police_20_par_20_défaut"><text:span text:style-name="T12"> </text:span></text:span>votre<text:span text:style-name="Police_20_par_20_défaut"><text:span text:style-name="T12"> </text:span></text:span>projet.</text:p>
      <text:p text:style-name="P44"/>
      <text:list xml:id="list174409983526111" text:continue-numbering="true" text:style-name="WWNum1">
        <text:list-item>
          <text:list>
            <text:list-item>
              <text:p text:style-name="P1">Release<text:span text:style-name="Police_20_par_20_défaut"><text:span text:style-name="T12"> </text:span></text:span>1.0<text:span text:style-name="Police_20_par_20_défaut"><text:span text:style-name="T13"> </text:span></text:span>: <text:span text:style-name="T52">U</text:span><text:span text:style-name="T31">n triangle</text:span></text:p>
            </text:list-item>
            <text:list-item>
              <text:p text:style-name="P4">Release<text:span text:style-name="Police_20_par_20_défaut"><text:span text:style-name="T12"> </text:span></text:span>2.0<text:span text:style-name="Police_20_par_20_défaut"><text:span text:style-name="T13"> </text:span></text:span>: <text:span text:style-name="T31">Avoir un chunk</text:span></text:p>
            </text:list-item>
            <text:list-item>
              <text:p text:style-name="P4">Release<text:span text:style-name="Police_20_par_20_défaut"><text:span text:style-name="T12"> </text:span></text:span>3.0<text:span text:style-name="Police_20_par_20_défaut"><text:span text:style-name="T13"> </text:span></text:span>: <text:span text:style-name="T31">optimisation<text:tab/> des performances</text:span></text:p>
            </text:list-item>
            <text:list-item>
              <text:p text:style-name="P5">Release<text:span text:style-name="Police_20_par_20_défaut"><text:span text:style-name="T12"> </text:span></text:span>4.0<text:span text:style-name="Police_20_par_20_défaut"><text:span text:style-name="T13"> </text:span></text:span>: avoir une map et des shaders ou je peux construire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Wingdings" svg:font-family="Wingdings" style:font-family-generic="system" style:font-pitch="variable" style:font-charset="x-symbol"/>
    <style:font-face style:name="gg sans" svg:font-family="'gg sans', 'Noto Sans', 'Helvetica Neue', Helvetica, Arial, sans-serif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MT" svg:font-family="'Arial MT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fr" fo:country="FR" style:font-name-complex="Calibri" style:font-family-complex="Calibri" style:font-family-generic-complex="swiss" style:font-pitch-complex="variable" fo:hyphenate="false" loext:hyphenation-no-caps="false"/>
    </style:style>
    <style:style style:name="Titre_20_1" style:display-name="Titre 1" style:family="paragraph" style:parent-style-name="Standard" style:default-outline-level="1">
      <style:paragraph-properties fo:margin-left="0.0693in" fo:margin-right="0in" fo:hyphenation-ladder-count="no-limit" fo:text-indent="0in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font-size="9pt" fo:font-style="italic" style:font-size-asian="9pt" style:font-style-asian="italic" style:font-size-complex="9pt" style:font-style-complex="italic"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Légende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Titre" style:family="paragraph" style:parent-style-name="Standard">
      <style:paragraph-properties fo:margin-left="1.0425in" fo:margin-right="1.0457in" fo:margin-top="0.0543in" fo:margin-bottom="0in" loext:contextual-spacing="false" fo:text-align="center" style:justify-single-word="false" fo:hyphenation-ladder-count="no-limit" fo:text-indent="0in" style:auto-text-indent="false">
        <style:tab-stops/>
      </style:paragraph-properties>
      <style:text-properties fo:font-size="24pt" fo:font-weight="bold" style:font-size-asian="24pt" style:font-weight-asian="bold" style:font-size-complex="24pt" style:font-weight-complex="bold" fo:hyphenate="false" loext:hyphenation-no-caps="false"/>
    </style:style>
    <style:style style:name="Paragraphe_20_de_20_liste" style:display-name="Paragraphe de liste" style:family="paragraph" style:parent-style-name="Standard">
      <style:paragraph-properties fo:margin-left="0.8201in" fo:margin-right="0in" fo:hyphenation-ladder-count="no-limit" fo:text-indent="-0.25in" style:auto-text-indent="false">
        <style:tab-stops/>
      </style:paragraph-properties>
      <style:text-properties style:font-name="Arial MT" fo:font-family="'Arial MT'" style:font-family-generic="system" style:font-pitch="variable" style:font-name-asian="Arial MT" style:font-family-asian="'Arial MT'" style:font-family-generic-asian="system" style:font-pitch-asian="variable" style:font-name-complex="Arial MT" style:font-family-complex="'Arial MT'" style:font-family-generic-complex="system" style:font-pitch-complex="variable" fo:hyphenate="false" loext:hyphenation-no-caps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/>
    </style:style>
    <style:style style:name="Police_20_par_20_défaut" style:display-name="Police par défaut" style:family="text"/>
    <style:style style:name="ListLabel_20_1" style:display-name="ListLabel 1" style:family="text">
      <style:text-properties fo:font-size="12pt" fo:language="fr" fo:country="FR" style:font-name-asian="Wingdings" style:font-family-asian="Wingdings" style:font-family-generic-asian="system" style:font-pitch-asian="variable" style:font-charset-asian="x-symbol" style:font-size-asian="12pt" style:language-asian="en" style:country-asian="US" style:font-name-complex="Wingdings" style:font-family-complex="Wingdings" style:font-family-generic-complex="system" style:font-pitch-complex="variable" style:font-charset-complex="x-symbol" style:font-size-complex="12pt" style:language-complex="ar" style:country-complex="SA" style:text-scale="100%"/>
    </style:style>
    <style:style style:name="ListLabel_20_2" style:display-name="ListLabel 2" style:family="text">
      <style:text-properties fo:font-size="9pt" fo:language="fr" fo:country="FR" style:font-name-asian="Verdana" style:font-family-asian="Verdana" style:font-family-generic-asian="swiss" style:font-pitch-asian="variable" style:font-size-asian="9pt" style:language-asian="en" style:country-asian="US" style:font-name-complex="Verdana" style:font-family-complex="Verdana" style:font-family-generic-complex="swiss" style:font-pitch-complex="variable" style:font-size-complex="9pt" style:language-complex="ar" style:country-complex="SA" style:text-scale="100%"/>
    </style:style>
    <style:style style:name="ListLabel_20_3" style:display-name="ListLabel 3" style:family="text">
      <style:text-properties fo:language="fr" fo:country="FR" style:language-asian="en" style:country-asian="US" style:language-complex="ar" style:country-complex="SA"/>
    </style:style>
    <style:style style:name="ListLabel_20_4" style:display-name="ListLabel 4" style:family="text">
      <style:text-properties fo:language="fr" fo:country="FR" style:language-asian="en" style:country-asian="US" style:language-complex="ar" style:country-complex="SA"/>
    </style:style>
    <style:style style:name="ListLabel_20_5" style:display-name="ListLabel 5" style:family="text">
      <style:text-properties fo:language="fr" fo:country="FR" style:language-asian="en" style:country-asian="US" style:language-complex="ar" style:country-complex="SA"/>
    </style:style>
    <style:style style:name="ListLabel_20_6" style:display-name="ListLabel 6" style:family="text">
      <style:text-properties fo:language="fr" fo:country="FR" style:language-asian="en" style:country-asian="US" style:language-complex="ar" style:country-complex="SA"/>
    </style:style>
    <style:style style:name="ListLabel_20_7" style:display-name="ListLabel 7" style:family="text">
      <style:text-properties fo:language="fr" fo:country="FR" style:language-asian="en" style:country-asian="US" style:language-complex="ar" style:country-complex="SA"/>
    </style:style>
    <style:style style:name="ListLabel_20_8" style:display-name="ListLabel 8" style:family="text">
      <style:text-properties fo:language="fr" fo:country="FR" style:language-asian="en" style:country-asian="US" style:language-complex="ar" style:country-complex="SA"/>
    </style:style>
    <style:style style:name="ListLabel_20_9" style:display-name="ListLabel 9" style:family="text">
      <style:text-properties fo:language="fr" fo:country="FR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2pt" fo:language="fr" fo:country="FR" style:font-name-asian="Wingdings" style:font-family-asian="Wingdings" style:font-family-generic-asian="system" style:font-pitch-asian="variable" style:font-charset-asian="x-symbol" style:font-size-asian="12pt" style:language-asian="en" style:country-asian="US" style:font-name-complex="Wingdings" style:font-family-complex="Wingdings" style:font-family-generic-complex="system" style:font-pitch-complex="variable" style:font-charset-complex="x-symbol" style:font-size-complex="12pt" style:language-complex="ar" style:country-complex="SA" style:text-scale="100%"/>
    </style:style>
    <style:style style:name="WW_5f_CharLFO2LVL2" style:display-name="WW_CharLFO2LVL2" style:family="text">
      <style:text-properties style:font-name="Verdana" fo:font-family="Verdana" style:font-family-generic="swiss" style:font-pitch="variable" fo:font-size="9pt" fo:language="fr" fo:country="FR" style:font-name-asian="Verdana" style:font-family-asian="Verdana" style:font-family-generic-asian="swiss" style:font-pitch-asian="variable" style:font-size-asian="9pt" style:language-asian="en" style:country-asian="US" style:font-name-complex="Verdana" style:font-family-complex="Verdana" style:font-family-generic-complex="swiss" style:font-pitch-complex="variable" style:font-size-complex="9pt" style:language-complex="ar" style:country-complex="SA" style:text-scale="100%"/>
    </style:style>
    <style:style style:name="WW_5f_CharLFO2LVL3" style:display-name="WW_CharLFO2LVL3" style:family="text">
      <style:text-properties fo:language="fr" fo:country="FR" style:language-asian="en" style:country-asian="US" style:language-complex="ar" style:country-complex="SA"/>
    </style:style>
    <style:style style:name="WW_5f_CharLFO2LVL4" style:display-name="WW_CharLFO2LVL4" style:family="text">
      <style:text-properties fo:language="fr" fo:country="FR" style:language-asian="en" style:country-asian="US" style:language-complex="ar" style:country-complex="SA"/>
    </style:style>
    <style:style style:name="WW_5f_CharLFO2LVL5" style:display-name="WW_CharLFO2LVL5" style:family="text">
      <style:text-properties fo:language="fr" fo:country="FR" style:language-asian="en" style:country-asian="US" style:language-complex="ar" style:country-complex="SA"/>
    </style:style>
    <style:style style:name="WW_5f_CharLFO2LVL6" style:display-name="WW_CharLFO2LVL6" style:family="text">
      <style:text-properties fo:language="fr" fo:country="FR" style:language-asian="en" style:country-asian="US" style:language-complex="ar" style:country-complex="SA"/>
    </style:style>
    <style:style style:name="WW_5f_CharLFO2LVL7" style:display-name="WW_CharLFO2LVL7" style:family="text">
      <style:text-properties fo:language="fr" fo:country="FR" style:language-asian="en" style:country-asian="US" style:language-complex="ar" style:country-complex="SA"/>
    </style:style>
    <style:style style:name="WW_5f_CharLFO2LVL8" style:display-name="WW_CharLFO2LVL8" style:family="text">
      <style:text-properties fo:language="fr" fo:country="FR" style:language-asian="en" style:country-asian="US" style:language-complex="ar" style:country-complex="SA"/>
    </style:style>
    <style:style style:name="WW_5f_CharLFO2LVL9" style:display-name="WW_CharLFO2LVL9" style:family="text">
      <style:text-properties fo:language="fr" fo:country="FR" style:language-asian="en" style:country-asian="US" style:language-complex="ar" style:country-complex="SA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text:bullet-char="">
        <style:list-level-properties text:list-level-position-and-space-mode="label-alignment">
          <style:list-level-label-alignment text:label-followed-by="listtab" fo:text-indent="-0.25in" fo:margin-left="0.5701in"/>
        </style:list-level-properties>
        <style:text-properties style:font-name="Wingdings"/>
      </text:list-level-style-bullet>
      <text:list-level-style-bullet text:level="2" text:style-name="WW_5f_CharLFO2LVL2" text:bullet-char="●">
        <style:list-level-properties text:list-level-position-and-space-mode="label-alignment">
          <style:list-level-label-alignment text:label-followed-by="listtab" fo:text-indent="-0.25in" fo:margin-left="0.8201in"/>
        </style:list-level-properties>
        <style:text-properties style:font-name="Verdana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25in" fo:margin-left="1.4398in"/>
        </style:list-level-properties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2.0602in"/>
        </style:list-level-properties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25in" fo:margin-left="2.6811in"/>
        </style:list-level-properties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25in" fo:margin-left="3.302in"/>
        </style:list-level-properties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3.9228in"/>
        </style:list-level-properties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25in" fo:margin-left="4.5437in"/>
        </style:list-level-properties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25in" fo:margin-left="5.164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111in" fo:margin-bottom="0.1945in" fo:margin-left="0.9307in" fo:margin-right="0.930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9862in" fo:margin-bottom="0.1945in" fo:margin-left="0.9307in" fo:margin-right="0.930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10-27T07:20:00Z</meta:creation-date>
    <dc:date>2023-04-12T17:44:08.963281826</dc:date>
    <meta:editing-cycles>7</meta:editing-cycles>
    <meta:editing-duration>PT10H43M40S</meta:editing-duration>
    <meta:document-statistic meta:table-count="0" meta:image-count="0" meta:object-count="0" meta:page-count="3" meta:paragraph-count="58" meta:word-count="548" meta:character-count="3391" meta:non-whitespace-character-count="2900"/>
    <meta:user-defined meta:name="AppVersion">12.0000</meta:user-defined>
    <meta:user-defined meta:name="Created" meta:value-type="date">2022-10-26T00:00:00Z</meta:user-defined>
    <meta:user-defined meta:name="Creator">Microsoft Word</meta:user-defined>
    <meta:user-defined meta:name="LastSaved" meta:value-type="date">2022-10-27T00:00:00Z</meta:user-defined>
    <meta:template xlink:type="simple" xlink:actuate="onRequest" xlink:title="" xlink:href="../../../../../Downloads/Fiche_Projet_Hub_FR.odt/Normal"/>
  </office:meta>
</office:document-meta>
</file>